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ce style:name="Courier New" svg:font-family="'Courier New', Courier, monospace"/>
    <style:font-face style:name="Helvetica" svg:font-family="Helvetica"/>
    <style:font-face style:name="OpenSymbol" svg:font-family="OpenSymbol"/>
    <style:font-face style:name="Arial2" svg:font-family="Arial" style:font-family-generic="swiss"/>
    <style:font-face style:name="Helvetica1" svg:font-family="Helvetica" style:font-family-generic="swiss"/>
    <style:font-face style:name="Cambria1"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451in" fo:margin-left="0.4757in" fo:margin-right="0.0042in" table:align="margins"/>
    </style:style>
    <style:style style:name="Table1.A" style:family="table-column">
      <style:table-column-properties style:column-width="1.2368in" style:rel-column-width="1781*"/>
    </style:style>
    <style:style style:name="Table1.B" style:family="table-column">
      <style:table-column-properties style:column-width="2.3958in" style:rel-column-width="3450*"/>
    </style:style>
    <style:style style:name="Table1.C" style:family="table-column">
      <style:table-column-properties style:column-width="2.8125in" style:rel-column-width="4050*"/>
    </style:style>
    <style:style style:name="Table1.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dddddd"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4063in" fo:margin-left="0.5146in" fo:margin-right="0.0042in" style:page-number="auto" table:align="margins"/>
    </style:style>
    <style:style style:name="Table2.A" style:family="table-column">
      <style:table-column-properties style:column-width="0.716in" style:rel-column-width="1031*"/>
    </style:style>
    <style:style style:name="Table2.B" style:family="table-column">
      <style:table-column-properties style:column-width="1.9146in" style:rel-column-width="2757*"/>
    </style:style>
    <style:style style:name="Table2.C" style:family="table-column">
      <style:table-column-properties style:column-width="3.7757in" style:rel-column-width="5437*"/>
    </style:style>
    <style:style style:name="Table2.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dddddd"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color="#365f91" style:font-name="Helvetica1" fo:font-size="36pt" fo:font-weight="bold"/>
    </style:style>
    <style:style style:name="P2" style:family="paragraph" style:parent-style-name="Standard">
      <style:paragraph-properties fo:text-align="center" style:justify-single-word="false"/>
      <style:text-properties fo:color="#365f91" style:font-name="Helvetica1" fo:font-size="16pt" fo:font-weight="bold"/>
    </style:style>
    <style:style style:name="P3" style:family="paragraph" style:parent-style-name="Standard">
      <style:paragraph-properties fo:text-align="start" style:justify-single-word="false"/>
      <style:text-properties fo:color="#000000" style:font-name="Helvetica1" fo:font-size="12pt" fo:font-weight="normal" style:font-size-asian="12pt" style:font-weight-asian="normal" style:font-size-complex="12pt" style:font-weight-complex="normal"/>
    </style:style>
    <style:style style:name="P4" style:family="paragraph" style:parent-style-name="Standard" style:list-style-name="L3">
      <style:paragraph-properties fo:text-align="start" style:justify-single-word="false"/>
      <style:text-properties fo:color="#000000" style:font-name="Helvetica1" fo:font-size="12pt" fo:font-weight="normal" style:font-size-asian="12pt" style:font-weight-asian="normal" style:font-size-complex="12pt" style:font-weight-complex="normal"/>
    </style:style>
    <style:style style:name="P5" style:family="paragraph" style:parent-style-name="Standard" style:list-style-name="L4">
      <style:paragraph-properties fo:text-align="start" style:justify-single-word="false"/>
      <style:text-properties fo:color="#000000" style:font-name="Helvetica1" fo:font-size="12pt" fo:font-weight="normal" style:font-size-asian="12pt" style:font-weight-asian="normal" style:font-size-complex="12pt" style:font-weight-complex="normal"/>
    </style:style>
    <style:style style:name="P6" style:family="paragraph" style:parent-style-name="Standard">
      <style:text-properties style:font-name="Helvetica1"/>
    </style:style>
    <style:style style:name="P7" style:family="paragraph" style:parent-style-name="Standard" style:list-style-name="L8">
      <style:text-properties style:font-name="Helvetica1"/>
    </style:style>
    <style:style style:name="P8" style:family="paragraph" style:parent-style-name="Standard" style:list-style-name="L9">
      <style:text-properties style:font-name="Helvetica1"/>
    </style:style>
    <style:style style:name="P9" style:family="paragraph" style:parent-style-name="Standard" style:list-style-name="L10">
      <style:text-properties style:font-name="Helvetica1"/>
    </style:style>
    <style:style style:name="P10" style:family="paragraph" style:parent-style-name="Standard" style:list-style-name="L11">
      <style:text-properties style:font-name="Helvetica1"/>
    </style:style>
    <style:style style:name="P11" style:family="paragraph" style:parent-style-name="Standard">
      <style:text-properties style:font-name="Helvetica1" fo:font-weight="bold" style:font-weight-asian="bold" style:font-weight-complex="bold"/>
    </style:style>
    <style:style style:name="P12" style:family="paragraph" style:parent-style-name="Standard">
      <style:text-properties style:font-name="Helvetica1" fo:font-weight="normal" style:font-weight-asian="normal" style:font-weight-complex="normal"/>
    </style:style>
    <style:style style:name="P13" style:family="paragraph" style:parent-style-name="Standard" style:list-style-name="L17">
      <style:text-properties style:font-name="Helvetica1" fo:font-weight="normal" style:font-weight-asian="normal" style:font-weight-complex="normal"/>
    </style:style>
    <style:style style:name="P14" style:family="paragraph" style:parent-style-name="Standard">
      <style:text-properties style:font-name="Helvetica1" style:text-underline-style="none" fo:font-weight="normal" style:font-weight-asian="normal" style:font-weight-complex="normal"/>
    </style:style>
    <style:style style:name="P15" style:family="paragraph" style:parent-style-name="Standard" style:list-style-name="L12">
      <style:text-properties style:font-name="Helvetica1" style:text-underline-style="none" fo:font-weight="normal" style:font-weight-asian="normal" style:font-weight-complex="normal"/>
    </style:style>
    <style:style style:name="P16" style:family="paragraph" style:parent-style-name="Standard" style:list-style-name="L13">
      <style:text-properties style:font-name="Helvetica1" style:text-underline-style="none" fo:font-weight="normal" style:font-weight-asian="normal" style:font-weight-complex="normal"/>
    </style:style>
    <style:style style:name="P17" style:family="paragraph" style:parent-style-name="Standard" style:list-style-name="L14">
      <style:text-properties style:font-name="Helvetica1" style:text-underline-style="none" fo:font-weight="normal" style:font-weight-asian="normal" style:font-weight-complex="normal"/>
    </style:style>
    <style:style style:name="P18" style:family="paragraph" style:parent-style-name="Standard" style:list-style-name="L15">
      <style:text-properties style:font-name="Helvetica1"/>
    </style:style>
    <style:style style:name="P19" style:family="paragraph" style:parent-style-name="Standard">
      <style:paragraph-properties fo:margin-left="0.5in" fo:margin-right="0in" fo:text-align="start" style:justify-single-word="false" fo:text-indent="0in" style:auto-text-indent="false" fo:break-before="page"/>
      <style:text-properties fo:color="#000000" style:font-name="Helvetica1" fo:font-size="12pt" fo:font-weight="normal" style:font-weight-asian="normal" style:font-weight-complex="normal"/>
    </style:style>
    <style:style style:name="P20" style:family="paragraph" style:parent-style-name="Standard">
      <style:paragraph-properties fo:margin-left="0.5in" fo:margin-right="0in" fo:text-indent="0in" style:auto-text-indent="false"/>
      <style:text-properties fo:color="#000000" style:font-name="Helvetica1" fo:font-size="12pt"/>
    </style:style>
    <style:style style:name="P21" style:family="paragraph" style:parent-style-name="Standard">
      <style:paragraph-properties fo:margin-left="0.5in" fo:margin-right="0in" fo:text-align="start" style:justify-single-word="false" fo:text-indent="0in" style:auto-text-indent="false"/>
      <style:text-properties fo:color="#000000" style:font-name="Helvetica1" fo:font-size="12pt"/>
    </style:style>
    <style:style style:name="P22" style:family="paragraph" style:parent-style-name="Standard">
      <style:paragraph-properties fo:margin-left="0.5in" fo:margin-right="0in" fo:text-align="start" style:justify-single-word="false" fo:text-indent="0in" style:auto-text-indent="false"/>
      <style:text-properties fo:color="#000000" style:font-name="Helvetica1" fo:font-size="12pt" fo:font-weight="normal" style:font-weight-asian="normal" style:font-weight-complex="normal"/>
    </style:style>
    <style:style style:name="P23" style:family="paragraph" style:parent-style-name="Standard">
      <style:paragraph-properties fo:margin-left="0.5in" fo:margin-right="0in" fo:text-indent="0in" style:auto-text-indent="false"/>
      <style:text-properties fo:color="#000000" style:font-name="Helvetica1" fo:font-size="12pt" style:font-size-asian="12pt" style:font-size-complex="12pt"/>
    </style:style>
    <style:style style:name="P24" style:family="paragraph" style:parent-style-name="Standard">
      <style:paragraph-properties fo:margin-left="0.5in" fo:margin-right="0in" fo:text-indent="0in" style:auto-text-indent="false"/>
      <style:text-properties fo:color="#000000" style:font-name="Helvetica1" fo:font-size="12pt" fo:font-weight="bold" style:font-size-asian="12pt" style:font-weight-asian="bold" style:font-size-complex="12pt" style:font-weight-complex="bold"/>
    </style:style>
    <style:style style:name="P25" style:family="paragraph" style:parent-style-name="Standard">
      <style:paragraph-properties fo:margin-left="0.5in" fo:margin-right="0in" fo:text-align="start" style:justify-single-word="false" fo:text-indent="0in" style:auto-text-indent="false"/>
      <style:text-properties fo:color="#000000" style:font-name="Helvetica1" fo:font-size="12pt" fo:font-weight="bold" style:font-weight-asian="bold" style:font-weight-complex="bold"/>
    </style:style>
    <style:style style:name="P26" style:family="paragraph" style:parent-style-name="Standard">
      <style:paragraph-properties fo:margin-left="0in" fo:margin-right="0in" fo:margin-top="0.3335in" fo:margin-bottom="0in" fo:line-height="150%" fo:text-indent="0in" style:auto-text-indent="false" fo:break-before="page">
        <style:tab-stops>
          <style:tab-stop style:position="0.1528in"/>
          <style:tab-stop style:position="0.5in"/>
        </style:tab-stops>
      </style:paragraph-properties>
      <style:text-properties fo:color="#365f91" style:font-name="Helvetica1" fo:font-size="24pt" fo:font-weight="bold" style:font-size-asian="12pt" style:font-size-complex="12pt"/>
    </style:style>
    <style:style style:name="P27" style:family="paragraph" style:parent-style-name="Standard">
      <style:paragraph-properties fo:margin-left="0in" fo:margin-right="0in" fo:margin-top="0.3335in" fo:margin-bottom="0in" fo:line-height="100%" fo:text-indent="0in" style:auto-text-indent="false" fo:break-before="page">
        <style:tab-stops>
          <style:tab-stop style:position="0.1528in"/>
          <style:tab-stop style:position="0.5in"/>
        </style:tab-stops>
      </style:paragraph-properties>
      <style:text-properties fo:color="#365f91" style:font-name="Helvetica1" fo:font-size="24pt" fo:font-weight="bold" style:font-size-asian="12pt" style:font-weight-asian="bold" style:font-size-complex="12pt" style:font-weight-complex="bold"/>
    </style:style>
    <style:style style:name="P28" style:family="paragraph" style:parent-style-name="Standard">
      <style:paragraph-properties fo:margin-left="0in" fo:margin-right="0in" fo:margin-top="0.3335in" fo:margin-bottom="0in" fo:line-height="100%" fo:text-indent="0in" style:auto-text-indent="false" fo:break-before="page">
        <style:tab-stops>
          <style:tab-stop style:position="0.1528in"/>
          <style:tab-stop style:position="0.5in"/>
        </style:tab-stops>
      </style:paragraph-properties>
      <style:text-properties fo:color="#365f91" style:font-name="Helvetica1" fo:font-size="24pt" fo:font-weight="bold" style:font-size-asian="24pt" style:font-weight-asian="bold" style:font-size-complex="24pt" style:font-weight-complex="bold"/>
    </style:style>
    <style:style style:name="P29" style:family="paragraph" style:parent-style-name="Standard">
      <style:paragraph-properties fo:margin-left="0in" fo:margin-right="0in" fo:margin-top="0.3335in" fo:margin-bottom="0in" fo:line-height="100%" fo:text-align="start" style:justify-single-word="false" fo:text-indent="0in" style:auto-text-indent="false" fo:break-before="page">
        <style:tab-stops>
          <style:tab-stop style:position="0.1528in"/>
          <style:tab-stop style:position="0.5in"/>
        </style:tab-stops>
      </style:paragraph-properties>
      <style:text-properties fo:color="#365f91" style:font-name="Helvetica1" fo:font-size="24pt" fo:font-weight="bold" style:font-size-asian="24pt" style:font-weight-asian="bold" style:font-size-complex="24pt" style:font-weight-complex="bold"/>
    </style:style>
    <style:style style:name="P30" style:family="paragraph" style:parent-style-name="Standard">
      <style:paragraph-properties fo:margin-left="0in" fo:margin-right="0in" fo:margin-top="0.3335in" fo:margin-bottom="0in" fo:line-height="100%" fo:text-align="start" style:justify-single-word="false" fo:text-indent="0in" style:auto-text-indent="false" fo:break-before="page">
        <style:tab-stops>
          <style:tab-stop style:position="0.1528in"/>
          <style:tab-stop style:position="0.5in"/>
        </style:tab-stops>
      </style:paragraph-properties>
      <style:text-properties style:font-name="Helvetica1"/>
    </style:style>
    <style:style style:name="P31" style:family="paragraph" style:parent-style-name="Standard">
      <style:paragraph-properties fo:margin-left="0in" fo:margin-right="0in" fo:margin-top="0.3335in" fo:margin-bottom="0in" fo:line-height="100%" fo:text-indent="0in" style:auto-text-indent="false">
        <style:tab-stops>
          <style:tab-stop style:position="0.1528in"/>
          <style:tab-stop style:position="0.5in"/>
        </style:tab-stops>
      </style:paragraph-properties>
      <style:text-properties fo:color="#365f91" style:font-name="Helvetica1" fo:font-size="24pt" fo:font-weight="normal" style:font-size-asian="24pt" style:font-weight-asian="normal" style:font-size-complex="24pt" style:font-weight-complex="normal"/>
    </style:style>
    <style:style style:name="P32" style:family="paragraph" style:parent-style-name="Standard">
      <style:paragraph-properties fo:margin-left="0in" fo:margin-right="0in" fo:margin-top="0.3335in" fo:margin-bottom="0in" fo:line-height="100%" fo:text-align="start" style:justify-single-word="false" fo:text-indent="0in" style:auto-text-indent="false">
        <style:tab-stops>
          <style:tab-stop style:position="0.1528in"/>
          <style:tab-stop style:position="0.5in"/>
        </style:tab-stops>
      </style:paragraph-properties>
      <style:text-properties fo:color="#365f91" style:font-name="Helvetica1" fo:font-size="24pt" fo:font-weight="bold" style:font-size-asian="24pt" style:font-weight-asian="bold" style:font-size-complex="24pt" style:font-weight-complex="bold"/>
    </style:style>
    <style:style style:name="P33" style:family="paragraph" style:parent-style-name="Standard">
      <style:paragraph-properties fo:margin-left="0in" fo:margin-right="0in" fo:margin-top="0.3335in" fo:margin-bottom="0in" fo:line-height="100%" fo:text-align="start" style:justify-single-word="false" fo:text-indent="0in" style:auto-text-indent="false">
        <style:tab-stops>
          <style:tab-stop style:position="0.1528in"/>
          <style:tab-stop style:position="0.5in"/>
        </style:tab-stops>
      </style:paragraph-properties>
      <style:text-properties style:font-name="Helvetica1"/>
    </style:style>
    <style:style style:name="P34" style:family="paragraph" style:parent-style-name="Standard">
      <style:paragraph-properties fo:margin-left="0in" fo:margin-right="0in" fo:text-indent="0in" style:auto-text-indent="false"/>
      <style:text-properties fo:color="#000000" style:font-name="Helvetica1" fo:font-size="12pt" style:font-size-asian="12pt" style:font-size-complex="12pt"/>
    </style:style>
    <style:style style:name="P35" style:family="paragraph" style:parent-style-name="Standard">
      <style:paragraph-properties fo:margin-left="0in" fo:margin-right="0in" fo:text-indent="0in" style:auto-text-indent="false"/>
      <style:text-properties fo:color="#000000" style:font-name="Helvetica1" fo:font-size="12pt" fo:font-weight="bold" style:font-size-asian="12pt" style:font-weight-asian="bold" style:font-size-complex="12pt" style:font-weight-complex="bold"/>
    </style:style>
    <style:style style:name="P36" style:family="paragraph" style:parent-style-name="Standard">
      <style:paragraph-properties fo:margin-top="0.3335in" fo:margin-bottom="0in" fo:line-height="150%" fo:break-before="page">
        <style:tab-stops>
          <style:tab-stop style:position="0.1528in"/>
          <style:tab-stop style:position="0.5in"/>
        </style:tab-stops>
      </style:paragraph-properties>
      <style:text-properties style:font-name="Helvetica1"/>
    </style:style>
    <style:style style:name="P37" style:family="paragraph" style:parent-style-name="Standard" style:master-page-name="">
      <style:paragraph-properties fo:margin-left="0.4953in" fo:margin-right="0in" fo:margin-top="0.3335in" fo:margin-bottom="0in" fo:line-height="100%" fo:text-indent="0in" style:auto-text-indent="false" style:page-number="auto">
        <style:tab-stops>
          <style:tab-stop style:position="0in"/>
        </style:tab-stops>
      </style:paragraph-properties>
      <style:text-properties fo:color="#000000" style:font-name="Helvetica1" fo:font-size="12pt" fo:font-weight="normal" style:font-size-asian="12pt" style:font-weight-asian="normal" style:font-size-complex="12pt" style:font-weight-complex="normal"/>
    </style:style>
    <style:style style:name="P38" style:family="paragraph" style:parent-style-name="Standard" style:master-page-name="">
      <style:paragraph-properties fo:margin-left="0.4953in" fo:margin-right="0in" fo:text-indent="0in" style:auto-text-indent="false" style:page-number="auto"/>
      <style:text-properties style:font-name="Helvetica1"/>
    </style:style>
    <style:style style:name="P39" style:family="paragraph" style:parent-style-name="Standard" style:master-page-name="">
      <style:paragraph-properties fo:margin-left="0.4953in" fo:margin-right="0in" fo:text-indent="0in" style:auto-text-indent="false" style:page-number="auto"/>
      <style:text-properties style:font-name="Helvetica1" style:text-underline-style="none" fo:font-weight="normal" style:font-weight-asian="normal" style:font-weight-complex="normal"/>
    </style:style>
    <style:style style:name="P40" style:family="paragraph" style:parent-style-name="Standard" style:master-page-name="">
      <style:paragraph-properties fo:margin-left="0.4953in" fo:margin-right="0in" fo:text-indent="0in" style:auto-text-indent="false" style:page-number="auto"/>
      <style:text-properties style:font-name="Helvetica1" fo:font-weight="bold" style:font-weight-asian="bold" style:font-weight-complex="bold"/>
    </style:style>
    <style:style style:name="P41" style:family="paragraph" style:parent-style-name="Standard">
      <style:paragraph-properties fo:margin-left="0.4953in" fo:margin-right="0in" fo:text-indent="0in" style:auto-text-indent="false"/>
    </style:style>
    <style:style style:name="P42" style:family="paragraph" style:parent-style-name="Standard">
      <style:paragraph-properties fo:margin-left="0.4953in" fo:margin-right="0in" fo:text-indent="0in" style:auto-text-indent="false"/>
      <style:text-properties style:font-name="Helvetica1"/>
    </style:style>
    <style:style style:name="P43" style:family="paragraph" style:parent-style-name="Standard">
      <style:paragraph-properties fo:margin-left="0.4953in" fo:margin-right="0in" fo:text-indent="0in" style:auto-text-indent="false"/>
      <style:text-properties style:font-name="Helvetica1" fo:font-weight="bold" style:font-weight-asian="bold" style:font-weight-complex="bold"/>
    </style:style>
    <style:style style:name="P44" style:family="paragraph" style:parent-style-name="Standard">
      <style:paragraph-properties fo:margin-left="0.4953in" fo:margin-right="0in" fo:text-indent="0in" style:auto-text-indent="false"/>
      <style:text-properties style:font-name="Helvetica1" style:text-underline-style="none" fo:font-weight="normal" style:font-weight-asian="normal" style:font-weight-complex="normal"/>
    </style:style>
    <style:style style:name="P45" style:family="paragraph" style:parent-style-name="Standard">
      <style:paragraph-properties fo:margin-left="0.4953in" fo:margin-right="0in" fo:text-indent="0in" style:auto-text-indent="false"/>
      <style:text-properties style:font-name="Helvetica1" style:text-underline-style="none" fo:font-weight="bold" style:font-weight-asian="bold" style:font-weight-complex="bold"/>
    </style:style>
    <style:style style:name="P46" style:family="paragraph" style:parent-style-name="Standard">
      <style:paragraph-properties fo:margin-left="0.4953in" fo:margin-right="0in" fo:text-indent="0in" style:auto-text-indent="false"/>
      <style:text-properties style:font-name="Helvetica1" fo:font-weight="normal" style:font-weight-asian="normal" style:font-weight-complex="normal"/>
    </style:style>
    <style:style style:name="P47" style:family="paragraph" style:parent-style-name="Standard" style:master-page-name="">
      <style:paragraph-properties fo:margin-left="0.4953in" fo:margin-right="0in" fo:text-indent="0in" style:auto-text-indent="false" style:page-number="auto"/>
      <style:text-properties style:font-name="Helvetica1" fo:font-weight="bold" style:font-weight-asian="bold" style:font-weight-complex="bold"/>
    </style:style>
    <style:style style:name="P48" style:family="paragraph" style:parent-style-name="Standard" style:master-page-name="Standard">
      <style:paragraph-properties fo:text-align="center" style:justify-single-word="false" style:page-number="auto"/>
      <style:text-properties fo:color="#365f91" style:font-name="Helvetica1" fo:font-size="36pt" fo:font-weight="bold"/>
    </style:style>
    <style:style style:name="P49" style:family="paragraph" style:parent-style-name="Table_20_Contents">
      <style:text-properties style:font-name="Helvetica1"/>
    </style:style>
    <style:style style:name="P50" style:family="paragraph" style:parent-style-name="Table_20_Contents">
      <style:text-properties style:font-name="Helvetica1" fo:font-size="12pt" style:font-size-asian="12pt" style:font-size-complex="12pt"/>
    </style:style>
    <style:style style:name="P51" style:family="paragraph" style:parent-style-name="Table_20_Contents">
      <style:text-properties style:font-name="Helvetica1" fo:font-size="12pt" fo:font-weight="bold" style:font-size-asian="12pt" style:font-weight-asian="bold" style:font-size-complex="12pt" style:font-weight-complex="bold"/>
    </style:style>
    <style:style style:name="P52" style:family="paragraph" style:parent-style-name="Table_20_Contents">
      <style:text-properties style:font-name="Helvetica1" fo:font-weight="bold" style:font-weight-asian="bold" style:font-weight-complex="bold"/>
    </style:style>
    <style:style style:name="P53" style:family="paragraph" style:parent-style-name="Table_20_Contents">
      <style:paragraph-properties fo:margin-left="0in" fo:margin-right="0in" fo:text-indent="0in" style:auto-text-indent="false"/>
      <style:text-properties fo:color="#000000" style:font-name="Helvetica1"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variant="normal" fo:text-transform="none" fo:letter-spacing="normal" fo:font-style="normal" style:text-underline-style="none" fo:font-weight="normal"/>
    </style:style>
    <style:style style:name="T7" style:family="text">
      <style:text-properties fo:font-variant="normal" fo:text-transform="none" fo:letter-spacing="normal" fo:font-style="normal" style:text-underline-style="none" fo:font-weight="bold" style:font-weight-asian="bold" style:font-weight-complex="bold"/>
    </style:style>
    <style:style style:name="T8" style:family="text">
      <style:text-properties fo:color="#000000" style:font-name="Helvetica1" fo:font-size="12pt" fo:font-weight="bold" style:font-size-asian="12pt" style:font-weight-asian="bold" style:font-size-complex="12pt" style:font-weight-complex="bold"/>
    </style:style>
    <style:style style:name="T9" style:family="text">
      <style:text-properties fo:color="#000000" style:font-name="Helvetica" fo:font-size="12pt" style:text-underline-style="none" fo:font-weight="bold" style:font-size-asian="12pt" style:font-weight-asian="bold" style:font-size-complex="12pt" style:font-weight-complex="bold"/>
    </style:style>
    <style:style style:name="T10" style:family="text">
      <style:text-properties fo:color="#000000" fo:font-size="12pt" fo:font-weight="bold" style:font-size-asian="12pt" style:font-weight-asian="bold" style:font-size-complex="12pt" style:font-weight-complex="bold"/>
    </style:style>
    <style:style style:name="T11" style:family="text">
      <style:text-properties fo:color="#000000" fo:font-size="12pt" style:text-underline-style="none" fo:font-weight="bold" style:font-size-asian="12pt" style:font-weight-asian="bold" style:font-size-complex="12pt" style:font-weight-complex="bold"/>
    </style:style>
    <style:style style:name="T12" style:family="text">
      <style:text-properties fo:color="#000000" fo:font-size="12pt" style:text-underline-style="none" style:font-size-asian="12pt" style:font-size-complex="12pt"/>
    </style:style>
    <style:style style:name="T13" style:family="text">
      <style:text-properties fo:color="#365f91" style:font-name="Cambria" fo:font-size="24pt" fo:font-weight="bold"/>
    </style:style>
    <style:style style:name="T14" style:family="text">
      <style:text-properties fo:color="#365f91" style:font-name="Helvetica" fo:font-size="24pt" style:text-underline-style="none" fo:font-weight="bold" style:font-size-asian="24pt" style:font-weight-asian="bold" style:font-size-complex="24pt" style:font-weight-complex="bold"/>
    </style:style>
    <style:style style:name="T15" style:family="text">
      <style:text-properties fo:color="#365f91" style:font-name="Helvetica" fo:font-size="12pt" style:text-underline-style="none" fo:font-weight="normal" style:font-size-asian="24pt" style:font-weight-asian="normal" style:font-size-complex="24pt" style:font-weight-complex="normal"/>
    </style:style>
    <style:style style:name="T16" style:family="text">
      <style:text-properties fo:color="#365f91" fo:font-size="24pt" fo:font-weight="bold"/>
    </style:style>
    <style:style style:name="T17" style:family="text">
      <style:text-properties fo:color="#365f91" fo:font-size="24pt" style:text-underline-style="none" fo:font-weight="bold" style:font-size-asian="24pt" style:font-weight-asian="bold" style:font-size-complex="24pt" style:font-weight-complex="bold"/>
    </style:style>
    <style:style style:name="T18" style:family="text">
      <style:text-properties fo:color="#365f91" fo:font-size="12pt" style:text-underline-style="none" fo:font-weight="normal" style:font-size-asian="24pt" style:font-weight-asian="normal" style:font-size-complex="24pt" style:font-weight-complex="normal"/>
    </style:style>
    <style:style style:name="T19" style:family="text">
      <style:text-properties style:font-name="Helvetica" style:text-underline-style="none"/>
    </style:style>
    <style:style style:name="T20" style:family="text">
      <style:text-properties style:font-name="Helvetica" style:text-underline-style="none" fo:font-weight="bold" style:font-weight-asian="bold" style:font-weight-complex="bold"/>
    </style:style>
    <style:style style:name="T21" style:family="text">
      <style:text-properties style:font-name="Helvetica" fo:font-size="12pt"/>
    </style:style>
    <style:style style:name="T22" style:family="text">
      <style:text-properties style:font-name="Helvetica" fo:font-size="12pt" style:text-underline-style="solid" style:text-underline-width="auto" style:text-underline-color="font-color"/>
    </style:style>
    <style:style style:name="T23" style:family="text">
      <style:text-properties style:font-name="Helvetica" fo:font-size="12pt" style:text-underline-style="none"/>
    </style:style>
    <style:style style:name="T24" style:family="text">
      <style:text-properties style:font-name="Helvetica" fo:font-size="12pt" style:text-underline-style="none" fo:font-weight="normal" style:font-weight-asian="normal" style:font-weight-complex="normal"/>
    </style:style>
    <style:style style:name="T25" style:family="text">
      <style:text-properties fo:font-size="12pt"/>
    </style:style>
    <style:style style:name="T26" style:family="text">
      <style:text-properties fo:font-size="12pt" style:text-underline-style="none"/>
    </style:style>
    <style:style style:name="T27" style:family="text">
      <style:text-properties fo:font-size="12pt" style:text-underline-style="none" fo:font-weight="normal" style:font-weight-asian="normal" style:font-weight-complex="normal"/>
    </style:style>
    <style:style style:name="T28" style:family="text">
      <style:text-properties fo:font-size="12pt" style:text-underline-style="solid" style:text-underline-width="auto" style:text-underline-color="font-color"/>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453in" fo:text-indent="-0.25in" fo:margin-left="0.7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53in" fo:text-indent="-0.25in" fo:margin-left="0.9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53in" fo:text-indent="-0.25in" fo:margin-left="1.2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53in" fo:text-indent="-0.25in" fo:margin-left="1.4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53in" fo:text-indent="-0.25in" fo:margin-left="1.7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53in" fo:text-indent="-0.25in" fo:margin-left="1.9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53in" fo:text-indent="-0.25in" fo:margin-left="2.2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53in" fo:text-indent="-0.25in" fo:margin-left="2.4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53in" fo:text-indent="-0.25in" fo:margin-left="2.7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53in" fo:text-indent="-0.25in" fo:margin-left="2.995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953in" fo:text-indent="-0.25in" fo:margin-left="3.4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453in" fo:text-indent="-0.25in" fo:margin-left="3.745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874in" fo:text-indent="-0.25in" fo:margin-left="0.9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74in" fo:text-indent="-0.25in" fo:margin-left="1.2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74in" fo:text-indent="-0.25in" fo:margin-left="1.4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74in" fo:text-indent="-0.25in" fo:margin-left="1.7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74in" fo:text-indent="-0.25in" fo:margin-left="1.9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74in" fo:text-indent="-0.25in" fo:margin-left="2.2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74in" fo:text-indent="-0.25in" fo:margin-left="2.4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74in" fo:text-indent="-0.25in" fo:margin-left="2.7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74in" fo:text-indent="-0.25in" fo:margin-left="2.9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74in" fo:text-indent="-0.25in" fo:margin-left="3.2374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
      <text:p text:style-name="P1"/>
      <text:p text:style-name="P1"/>
      <text:p text:style-name="P1"/>
      <text:p text:style-name="P1">Blobs GDD</text:p>
      <text:p text:style-name="P2">V5 / Vince McDonnell</text:p>
      <text:p text:style-name="P2"/>
      <text:p text:style-name="P2"/>
      <text:p text:style-name="P36"><text:span text:style-name="T16">Game Overview</text:span></text:p>
      <text:p text:style-name="P20">Blobs is a game about <text:span text:style-name="T3">breeding</text:span> creatures called blobs. Blobs use their unique abilities to <text:span text:style-name="T3">quest</text:span> and gain items. These items are used to advance your blobs and aid in further breeding stronger blobs that can help advance though the campaign.</text:p>
      <text:p text:style-name="P20"/>
      <text:p text:style-name="P20"><text:span text:style-name="T2">Quests</text:span> are mini adventures your blobs embark on. The goal of each quest is to hunt down a specific boss monster that will be encountered at the end of each quest. These adventures are in side scrolling format and last about 3 minutes each. The player will guide a party of AI controlled blobs in fighting their way to the boss and beating it. The player can influence the outcome of the battle by executing properly timed basic commands such as defend and rally, as well as executing blob activated abilities when needed.</text:p>
      <text:p text:style-name="P20"/>
      <text:p text:style-name="P20">What really makes Blobs special is the <text:span text:style-name="T2">breeding</text:span> mechanic. All Blobs posses <text:span text:style-name="T3">genes</text:span> that give them special abilities and makes them unique to each other. <text:span text:style-name="T2">Genes</text:span> can bestow with abilities such as passive buffs, or activated abilities, or even super moves that can be used during a quest.</text:p>
      <text:p text:style-name="P20"/>
      <text:p text:style-name="P23">Blobs have many attributes that make them unique to each other such as physical appearance, sigils, color, gender and specific genes. The player can indirectly customize and control what attributes his blob population will have through selectively breeding his blobs.</text:p>
      <text:p text:style-name="P23"/>
      <text:p text:style-name="P23"><text:span text:style-name="T2">The core loop</text:span> is very simple. Player<text:span text:style-name="T4"> scouts to discover monsters which costs </text:span><text:span text:style-name="T5">stamina</text:span><text:span text:style-name="T4">. based on the difficulty of the zone. Stamina is gained over time. Once the player has defeated the monster they earn </text:span><text:span text:style-name="T5">essences</text:span><text:span text:style-name="T4">, and a few random </text:span><text:span text:style-name="T5">monster parts</text:span><text:span text:style-name="T4">.</text:span></text:p>
      <text:p text:style-name="P23"><text:span text:style-name="T4"/></text:p>
      <text:p text:style-name="P23"><text:span text:style-name="T7">Sub loop 1:</text:span><text:span text:style-name="T6"> As the monsters get tougher, players need to constantly evolve their blobs. Evolving a blob increases the blob's stats, and allows for new abilities. Evolving requires players to feed essences to the blob. Once the proper amount of essences have been fed, the player can evolve the blob which costs </text:span><text:span text:style-name="T7">Gold</text:span><text:span text:style-name="T6"> and the prices rise steeply for each evolution.</text:span></text:p>
      <text:p text:style-name="P23"><text:span text:style-name="T6"/></text:p>
      <text:p text:style-name="P23"><text:span text:style-name="T7">Sub loop 2: </text:span><text:span text:style-name="T6">To gain new blobs, the player must start a breeding program which costs gold to start and requires time to complete. Once complete, the player acquires a new blob with random genes and attributes based on the parent blobs.</text:span></text:p>
      <text:p text:style-name="P23"><text:span text:style-name="T4"><text:s/></text:span></text:p>
      <text:p text:style-name="P26"><text:span text:style-name="T4">Resources</text:span></text:p>
      <text:p text:style-name="P35"><text:span text:style-name="T4"/></text:p>
      <table:table table:name="Table1" table:style-name="Table1">
        <table:table-column table:style-name="Table1.A"/>
        <table:table-column table:style-name="Table1.B"/>
        <table:table-column table:style-name="Table1.C"/>
        <table:table-row>
          <table:table-cell table:style-name="Table1.A1" office:value-type="string">
            <text:p text:style-name="P51">Resource</text:p>
          </table:table-cell>
          <table:table-cell table:style-name="Table1.A1" office:value-type="string">
            <text:p text:style-name="P51">Gained by</text:p>
          </table:table-cell>
          <table:table-cell table:style-name="Table1.C1" office:value-type="string">
            <text:p text:style-name="P51">Used for</text:p>
          </table:table-cell>
        </table:table-row>
        <table:table-row>
          <table:table-cell table:style-name="Table1.A2" office:value-type="string">
            <text:p text:style-name="P53"><text:span text:style-name="T4">Stamina</text:span></text:p>
          </table:table-cell>
          <table:table-cell table:style-name="Table1.A2" office:value-type="string">
            <text:p text:style-name="P50">Replenished over time</text:p>
          </table:table-cell>
          <table:table-cell table:style-name="Table1.C2" office:value-type="string">
            <text:p text:style-name="P50">Scouting new quests</text:p>
          </table:table-cell>
        </table:table-row>
        <table:table-row>
          <table:table-cell table:style-name="Table1.A2" office:value-type="string">
            <text:p text:style-name="P34"><text:span text:style-name="T4">Gold</text:span></text:p>
          </table:table-cell>
          <table:table-cell table:style-name="Table1.A2" office:value-type="string">
            <text:p text:style-name="P50">Completing quests</text:p>
          </table:table-cell>
          <table:table-cell table:style-name="Table1.C2" office:value-type="string">
            <text:p text:style-name="P50">Evolving blobs</text:p>
            <text:p text:style-name="P50">Unlocking Genes</text:p>
            <text:p text:style-name="P50">Breeding</text:p>
          </table:table-cell>
        </table:table-row>
        <table:table-row>
          <table:table-cell table:style-name="Table1.A2" office:value-type="string">
            <text:p text:style-name="P34"><text:span text:style-name="T4">Essence</text:span></text:p>
          </table:table-cell>
          <table:table-cell table:style-name="Table1.A2" office:value-type="string">
            <text:p text:style-name="P50">Dissolving blobs</text:p>
            <text:p text:style-name="P50">Completing quests</text:p>
          </table:table-cell>
          <table:table-cell table:style-name="Table1.C2" office:value-type="string">
            <text:p text:style-name="P50">Evolving blobs</text:p>
          </table:table-cell>
        </table:table-row>
        <table:table-row>
          <table:table-cell table:style-name="Table1.A2" office:value-type="string">
            <text:p text:style-name="P50">Monster Parts</text:p>
          </table:table-cell>
          <table:table-cell table:style-name="Table1.A2" office:value-type="string">
            <text:p text:style-name="P50">Completing quests</text:p>
          </table:table-cell>
          <table:table-cell table:style-name="Table1.C2" office:value-type="string">
            <text:p text:style-name="P50">Unlocking Genes</text:p>
          </table:table-cell>
        </table:table-row>
        <table:table-row>
          <table:table-cell table:style-name="Table1.A2" office:value-type="string">
            <text:p text:style-name="P50">Gems</text:p>
          </table:table-cell>
          <table:table-cell table:style-name="Table1.A2" office:value-type="string">
            <text:p text:style-name="P50">In app Purchasing</text:p>
            <text:p text:style-name="P50">(daily quests)</text:p>
          </table:table-cell>
          <table:table-cell table:style-name="Table1.C2" office:value-type="string">
            <text:p text:style-name="P50">Revival in quests</text:p>
            <text:p text:style-name="P50">Purchasing stamina</text:p>
            <text:p text:style-name="P50">Recruiting random visiting Blobs</text:p>
            <text:p text:style-name="P50">Rolling for premium blobs</text:p>
            <text:p text:style-name="P50">Village improvements</text:p>
            <text:p text:style-name="P50">Clearing revealed monsters</text:p>
          </table:table-cell>
        </table:table-row>
      </table:table>
      <text:p text:style-name="P24"><text:span text:style-name="T4"/></text:p>
      <text:p text:style-name="P34"/>
      <text:p text:style-name="P27">Questing Overview</text:p>
      <text:p text:style-name="P37"><text:span text:style-name="T4">Quests are attained by </text:span><text:span text:style-name="T5">scouting</text:span><text:span text:style-name="T4">, wherein a blob chosen by the player is sent out to a region on the map to discover what monsters lurk there. Scouting success is determined by the blob's evolution level and modified by any applicable genes.</text:span></text:p>
      <text:p text:style-name="P6"><text:tab/></text:p>
      <text:p text:style-name="P40">How to Scout</text:p>
      <text:list xml:id="list2990660182170304504" text:style-name="L8">
        <text:list-item>
          <text:p text:style-name="P7">select a region on the map to see the “Region Details” pop up</text:p>
        </text:list-item>
        <text:list-item>
          <text:p text:style-name="P7">select “Scout” on the pop up to see the “Choose a Scout” pop up</text:p>
        </text:list-item>
        <text:list-item>
          <text:p text:style-name="P7">choose your scout and press the “OK” button. Gold will be deducted.</text:p>
        </text:list-item>
        <text:list-item>
          <text:p text:style-name="P7">you will be returned to the region details pop up which now has a timer</text:p>
        </text:list-item>
        <text:list-item>
          <text:p text:style-name="P7">once the is up, the “reveal monsters” button is displayed</text:p>
        </text:list-item>
        <text:list-item>
          <text:p text:style-name="P7">press the reveal button to populate the region details with the monsters your scout has seen.</text:p>
        </text:list-item>
      </text:list>
      <text:p text:style-name="P6"/>
      <text:p text:style-name="P6"><text:tab/><text:span text:style-name="T2">Rules on Scouting</text:span></text:p>
      <text:list xml:id="list1753028704108506327" text:style-name="L10">
        <text:list-item>
          <text:p text:style-name="P9">Scouting costs gold</text:p>
        </text:list-item>
        <text:list-item>
          <text:p text:style-name="P9">Scouting time is typically short (sub 1 minute)</text:p>
        </text:list-item>
        <text:list-item>
          <text:p text:style-name="P9">Revealed monsters will only be around for a set time before they disappear (hours to a day)</text:p>
        </text:list-item>
        <text:list-item>
          <text:p text:style-name="P9">You can only scout an area that has no revealed monsters.</text:p>
        </text:list-item>
        <text:list-item>
          <text:p text:style-name="P9">You may pay gems to clear the revealed monster list</text:p>
        </text:list-item>
      </text:list>
      <text:list xml:id="list37276081" text:continue-list="list2990660182170304504" text:style-name="L8">
        <text:list-header>
          <text:p text:style-name="P7"/>
        </text:list-header>
      </text:list>
      <text:p text:style-name="P6"><text:tab/><text:span text:style-name="T2">How to Start a Quest</text:span></text:p>
      <text:list xml:id="list4754279952854021079" text:style-name="L9">
        <text:list-item>
          <text:p text:style-name="P8">In the region Details pop up, tap on a monster to see the Quest Details pop up</text:p>
        </text:list-item>
        <text:list-item>
          <text:p text:style-name="P8">Alternatively on the main menu, the “quests” button shows all available monsters that have been scouted, select one to see the Quest Details pop up.</text:p>
        </text:list-item>
        <text:list-item>
          <text:p text:style-name="P8">Select “Continue” <text:s/>to see the “Choose your team” pop up</text:p>
        </text:list-item>
        <text:list-item>
          <text:p text:style-name="P8">choose up to 6 blobs from your roster and press the “Start quest” Button to begin</text:p>
        </text:list-item>
      </text:list>
      <text:p text:style-name="P6"/>
      <text:p text:style-name="P38"><text:span text:style-name="T25">Questing is necessary to gain materials for improving blobs. the objective of the quest is to reach the main monster (boss) at the end of the stage and slay it. Once dead, the blobs may drain it of materials. Quests last for 3 minutes. When the timer expires, the boss monster flees. Gold is earned, but the chance to get essence and monster parts is gone.</text:span></text:p>
      <text:p text:style-name="P42"><text:span text:style-name="T25"/></text:p>
      <text:p text:style-name="P42"><text:span text:style-name="T25">Questing is presented in side scrolling plat former format. All 6 blobs start on the left side of the screen and begin advancing on their own to the right when the level begins. The player can exercise control over the blobs by tapping on the field or using buttons displayed on the bottom of the screen.</text:span></text:p>
      <text:p text:style-name="P42"><text:span text:style-name="T25"/></text:p>
      <text:p text:style-name="P42"><text:span text:style-name="T25"/></text:p>
      <text:p text:style-name="P42"><text:span text:style-name="T25"/></text:p>
      <text:p text:style-name="P42"><text:soft-page-break/><text:span text:style-name="T25"/></text:p>
      <text:p text:style-name="P43"><text:span text:style-name="T25">Player Actions and Controls</text:span></text:p>
      <text:p text:style-name="P42"><text:span text:style-name="T25"><text:tab/></text:span><text:span text:style-name="T28">Quest Menu</text:span><text:span text:style-name="T25"> (upper left icon) – pressing this pauses the game</text:span></text:p>
      <text:list xml:id="list8298185773381004125" text:style-name="L11">
        <text:list-item>
          <text:p text:style-name="P10"><text:span text:style-name="T25">Return to quest</text:span></text:p>
        </text:list-item>
        <text:list-item>
          <text:p text:style-name="P10"><text:span text:style-name="T25">Retreat</text:span></text:p>
        </text:list-item>
      </text:list>
      <text:p text:style-name="P6"><text:span text:style-name="T25"/></text:p>
      <text:p text:style-name="P6"><text:span text:style-name="T25"><text:tab/><text:tab/></text:span><text:span text:style-name="T28">Action Menu</text:span><text:span text:style-name="T26"> (bottom area below ground)</text:span></text:p>
      <text:list xml:id="list8670383786683747836" text:style-name="L12">
        <text:list-item>
          <text:p text:style-name="P15"><text:span text:style-name="T25">Defend – defend button will always be present. Causes all blobs to hunker down and receive reduced damage if hit. Has a short cool down</text:span></text:p>
        </text:list-item>
        <text:list-item>
          <text:p text:style-name="P15"><text:span text:style-name="T25">Activated Abilities – a sub menu containing all blob abilities bestowed by the blob's genes. Tapping on it executes the blobs special abilities. Often the player will want to time the use of these according to the situation. Each ability has its own cool down.</text:span></text:p>
          <text:p text:style-name="P15"><text:span text:style-name="T25"/></text:p>
        </text:list-item>
      </text:list>
      <text:p text:style-name="P14"><text:span text:style-name="T25"><text:tab/><text:tab/></text:span><text:span text:style-name="T28">Other Actions</text:span></text:p>
      <text:list xml:id="list8263891401320150078" text:style-name="L13">
        <text:list-item>
          <text:p text:style-name="P16"><text:span text:style-name="T25">Tapping on the general area of the anchor arrow will cause all blobs to abandon the current task and jump to the anchor point. Useful for dodging attacks. Afterwards blobs will return to their appropriate station.</text:span></text:p>
        </text:list-item>
        <text:list-item>
          <text:p text:style-name="P16"><text:span text:style-name="T25">Tapping on an enemy or an obstacle will cause all blobs to target that enemy and attack it.</text:span></text:p>
        </text:list-item>
        <text:list-item>
          <text:p text:style-name="P16"><text:span text:style-name="T25">Tapping on a harvestable node will cause all blobs to huddle around it and harvest the resource.</text:span></text:p>
        </text:list-item>
      </text:list>
      <text:p text:style-name="P39"><text:span text:style-name="T25"/></text:p>
      <text:p text:style-name="P44"><text:span text:style-name="T25">When an action is being performed such as attacking or harvesting, blobs do not advance forward. if the action is done, they return to their stations before moving forward again.</text:span></text:p>
      <text:p text:style-name="P44"><text:span text:style-name="T25">Blobs will not move past an obstacle unless the player taps the obstacle for the blobs to target, attack and destroy.</text:span></text:p>
      <text:p text:style-name="P44"><text:span text:style-name="T25"/></text:p>
      <text:p text:style-name="P45"><text:span text:style-name="T25">Rules</text:span></text:p>
      <text:list xml:id="list8525909182719632956" text:style-name="L14">
        <text:list-item>
          <text:p text:style-name="P17"><text:span text:style-name="T25">Player has 3 minutes to beat the boss before it flees</text:span></text:p>
        </text:list-item>
        <text:list-item>
          <text:p text:style-name="P17"><text:span text:style-name="T25">When a blob dies, it will resurrect after a 15 second cool down timer</text:span></text:p>
        </text:list-item>
        <text:list-item>
          <text:p text:style-name="P17"><text:span text:style-name="T25">When the boss dies the timer stops</text:span></text:p>
        </text:list-item>
        <text:list-item>
          <text:p text:style-name="P17"><text:span text:style-name="T25">The player may retreat anytime, all harvested loot will be lost.</text:span></text:p>
        </text:list-item>
      </text:list>
      <text:p text:style-name="P14"><text:span text:style-name="T25"/></text:p>
      <text:p text:style-name="P44"><text:span text:style-name="T25"/></text:p>
      <text:p text:style-name="P45"><text:span text:style-name="T25">Fighting the Boss</text:span></text:p>
      <text:list xml:id="list1437829457201098562" text:style-name="L15">
        <text:list-item>
          <text:p text:style-name="P18"><text:span text:style-name="T27">The key to successfully killing a boss monster is to memorize its attack pattern. Defend or evade when it attacks and counter attack during openings.</text:span></text:p>
        </text:list-item>
        <text:list-item>
          <text:p text:style-name="P18"><text:span text:style-name="T27">Fights are easier if the blobs are resistant to the enemy color.</text:span></text:p>
        </text:list-item>
        <text:list-item>
          <text:p text:style-name="P18"><text:span text:style-name="T27">Try to have tanks that are friend colors to the boss so they receive normal damage, and have DPS blobs that are of opposing color to the boss for maximum damage.</text:span></text:p>
        </text:list-item>
        <text:list-item>
          <text:p text:style-name="P18"><text:span text:style-name="T27">When the boss is defeated, blobs will not auto advance any longer</text:span></text:p>
        </text:list-item>
        <text:list-item>
          <text:p text:style-name="P18"><text:span text:style-name="T27">Tap the dead boss to harvest it (like a node), a loot menu will show up where the player must tap each loot item to collect it.</text:span></text:p>
        </text:list-item>
        <text:list-item>
          <text:p text:style-name="P18"><text:span text:style-name="T27">After harvesting, blobs move to the right off screen and the “Quest Complete” </text:span><text:soft-page-break/><text:span text:style-name="T27">banner is displayed.</text:span></text:p>
        </text:list-item>
      </text:list>
      <text:p text:style-name="P6"><text:span text:style-name="T27"/></text:p>
      <text:p text:style-name="P40"><text:span text:style-name="T26">Blob roles</text:span></text:p>
      <text:list xml:id="list7671749413649063363" text:style-name="L17">
        <text:list-item>
          <text:p text:style-name="P13"><text:span text:style-name="T28">Tanks</text:span><text:span text:style-name="T26"> - <text:s/>tanks are meant to be in the front and absorb damage from the enemies. They typically have high defense and low attack. They can only be melee. The player must always watch and manage the tank's life while the attackers “do their thing”. Their position is in the front.</text:span></text:p>
        </text:list-item>
        <text:list-item>
          <text:p text:style-name="P13"><text:span text:style-name="T28">Attackers</text:span><text:span text:style-name="T26"> - <text:s/>are meant to deal damage while taking minimal hits from the enemy. They can be melee or ranged. Their position is in the back.</text:span></text:p>
        </text:list-item>
        <text:list-item>
          <text:p text:style-name="P13"><text:span text:style-name="T28">Healers</text:span><text:span text:style-name="T26"> – any blob that has a heal ability is a healer. Always ranged. Their position is in the back.</text:span></text:p>
          <text:p text:style-name="P13"><text:span text:style-name="T26"/></text:p>
        </text:list-item>
      </text:list>
      <text:p text:style-name="P12"><text:span text:style-name="T26"/></text:p>
      <text:p text:style-name="P6"><text:span text:style-name="T27"/></text:p>
      <table:table table:name="Table2" table:style-name="Table2">
        <table:table-column table:style-name="Table2.A"/>
        <table:table-column table:style-name="Table2.B"/>
        <table:table-column table:style-name="Table2.C"/>
        <table:table-row>
          <table:table-cell table:style-name="Table2.A1" office:value-type="string">
            <text:p text:style-name="P11"><text:span text:style-name="T26">Color</text:span></text:p>
          </table:table-cell>
          <table:table-cell table:style-name="Table2.A1" office:value-type="string">
            <text:p text:style-name="P52">Amplified damage vs</text:p>
          </table:table-cell>
          <table:table-cell table:style-name="Table2.C1" office:value-type="string">
            <text:p text:style-name="P52">Notes</text:p>
          </table:table-cell>
        </table:table-row>
        <table:table-row>
          <table:table-cell table:style-name="Table2.A2" office:value-type="string">
            <text:p text:style-name="P49">Blue</text:p>
          </table:table-cell>
          <table:table-cell table:style-name="Table2.A2" office:value-type="string">
            <text:p text:style-name="P49">Red, Green</text:p>
          </table:table-cell>
          <table:table-cell table:style-name="Table2.C2" office:value-type="string">
            <text:p text:style-name="P49">Abilities affect time, interrupt enemy attacks, short cool downs, typically ranged</text:p>
          </table:table-cell>
        </table:table-row>
        <table:table-row>
          <table:table-cell table:style-name="Table2.A2" office:value-type="string">
            <text:p text:style-name="P49">Black</text:p>
          </table:table-cell>
          <table:table-cell table:style-name="Table2.A2" office:value-type="string">
            <text:p text:style-name="P49">Green, White</text:p>
          </table:table-cell>
          <table:table-cell table:style-name="Table2.C2" office:value-type="string">
            <text:p text:style-name="P49">Abilities drains teammates health in exchange for buffs, has strong spells with negative side effects</text:p>
          </table:table-cell>
        </table:table-row>
        <table:table-row>
          <table:table-cell table:style-name="Table2.A2" office:value-type="string">
            <text:p text:style-name="P49">Red</text:p>
          </table:table-cell>
          <table:table-cell table:style-name="Table2.A2" office:value-type="string">
            <text:p text:style-name="P49">White, Blue</text:p>
          </table:table-cell>
          <table:table-cell table:style-name="Table2.C2" office:value-type="string">
            <text:p text:style-name="P49">Abilities do direct damage and buffs increase attack</text:p>
          </table:table-cell>
        </table:table-row>
        <table:table-row>
          <table:table-cell table:style-name="Table2.A2" office:value-type="string">
            <text:p text:style-name="P49">Green</text:p>
          </table:table-cell>
          <table:table-cell table:style-name="Table2.A2" office:value-type="string">
            <text:p text:style-name="P49">Blue, Black</text:p>
          </table:table-cell>
          <table:table-cell table:style-name="Table2.C2" office:value-type="string">
            <text:p text:style-name="P49">Abilities affect cool downs, powerful spells with long cool downs</text:p>
          </table:table-cell>
        </table:table-row>
        <table:table-row>
          <table:table-cell table:style-name="Table2.A2" office:value-type="string">
            <text:p text:style-name="P49">White</text:p>
          </table:table-cell>
          <table:table-cell table:style-name="Table2.A2" office:value-type="string">
            <text:p text:style-name="P49">Black, Red</text:p>
          </table:table-cell>
          <table:table-cell table:style-name="Table2.C2" office:value-type="string">
            <text:p text:style-name="P49">Abilities heal and buffs increase defense, typically melee</text:p>
          </table:table-cell>
        </table:table-row>
      </table:table>
      <text:p text:style-name="P42"><text:span text:style-name="T27"/></text:p>
      <text:p text:style-name="P46"><text:span text:style-name="T26"/></text:p>
      <text:p text:style-name="P12"><text:span text:style-name="T26"/></text:p>
      <text:p text:style-name="P28"><text:span text:style-name="T4">Breeding Overview</text:span></text:p>
      <text:p text:style-name="P31"><text:span text:style-name="T26">&lt;TODO&gt;</text:span></text:p>
      <text:p text:style-name="P31"><text:span text:style-name="T11"><text:tab/><text:tab/></text:span><text:span text:style-name="T10">Evolution</text:span></text:p>
      <text:list xml:id="list7581419521220332207" text:style-name="L3">
        <text:list-item>
          <text:p text:style-name="P4">Increases base stats</text:p>
        </text:list-item>
        <text:list-item>
          <text:p text:style-name="P4">Allows another gene to be unlocked</text:p>
        </text:list-item>
        <text:list-item>
          <text:p text:style-name="P4"><text:span text:style-name="T4">Allows the blob to change appearance based on species tree</text:span></text:p>
        </text:list-item>
      </text:list>
      <text:p text:style-name="P3"><text:span text:style-name="T4"/></text:p>
      <text:p text:style-name="P30"><text:span text:style-name="T17">Village Overview</text:span></text:p>
      <text:p text:style-name="P33"><text:span text:style-name="T18"><text:tab/></text:span><text:span text:style-name="T10">Village Improvements</text:span></text:p>
      <text:list xml:id="list4325317375671060062" text:style-name="L4">
        <text:list-item>
          <text:p text:style-name="P5">Upgraded nursery allows more choices for offspring blob (ie. Choose 1 of 3 to keep)</text:p>
        </text:list-item>
        <text:list-item>
          <text:p text:style-name="P5">&lt;Add more&gt;</text:p>
        </text:list-item>
      </text:list>
      <text:p text:style-name="P3"/>
      <text:p text:style-name="P29"><text:span text:style-name="T4">World (Campaign)</text:span></text:p>
      <text:p text:style-name="P32"><text:span text:style-name="T4"/></text:p>
      <text:p text:style-name="P29"><text:span text:style-name="T4">Monsters</text:span></text:p>
      <text:p text:style-name="P32"><text:span text:style-name="T4"/></text:p>
      <text:p text:style-name="P29"><text:span text:style-name="T4">Stores</text:span></text:p>
      <text:p text:style-name="P32"><text:span text:style-name="T4"/></text:p>
      <text:p text:style-name="P29"><text:span text:style-name="T4">Other Interface Menus</text:span></text:p>
      <text:p text:style-name="P32"><text:span text:style-name="T12">Friends</text:span></text:p>
      <text:p text:style-name="P32"><text:span text:style-name="T12">inbox</text:span></text:p>
      <text:p text:style-name="P32"><text:span text:style-name="T12">Settings</text:span></text:p>
      <text:p text:style-name="P32"><text:span text:style-name="T12"/></text:p>
      <text:p text:style-name="P19"/>
      <text:p text:style-name="P25">Detailed Overview</text:p>
      <text:p text:style-name="P22"/>
      <text:p text:style-name="P20">Blobs is a game about <text:span text:style-name="T1">breeding</text:span> creatures called blobs. Blobs use their unique abilities to <text:span text:style-name="T1">quest</text:span> and gain items. These items are used to advance your blobs and aid in further breeding better blobs. The ability to beat quests is dependent on how advanced your blobs are.</text:p>
      <text:p text:style-name="P20"/>
      <text:p text:style-name="P20">Quests are all about to discovering monsters in the wild and then successfully beating them for loot that will enhance your blobs</text:p>
      <text:p text:style-name="P20"/>
      <text:p text:style-name="P20">Blobs posses <text:span text:style-name="T1">genes</text:span> that give them special abilities. <text:span text:style-name="T1">Genes</text:span> bestow with abilities that the blob can immediately utilize in combat such as passive buffs, team buffs, activated abilities, or even super moves. A blob may have many genes but only one will be initially active on birth. A blob can activate other genes as the blob increases in level. To activate other genes, the blob must consume the required monster parts the gene needs.</text:p>
      <text:p text:style-name="P20"/>
      <text:p text:style-name="P20"><text:span text:style-name="T1">Genes are passed </text:span>on to an offspring only by starting a breeding program. Children will inherit a mixture of the parent's genes. When a breeding program concludes, the player must choose which offspring to keep. They will be presented with 3 choices per birthing female in the program. Judgment will commonly be based on color, sigil, and initial active gene as well as other inactive genes the blob may posses.</text:p>
      <text:p text:style-name="P20"/>
      <text:p text:style-name="P20">Unwanted blobs can be broken down into resources through <text:span text:style-name="T1">harvesting</text:span> them. Harvesting a blob yields <text:span text:style-name="T1">essence</text:span> which is used to level up blobs. Essence also comes from quest bosses.</text:p>
      <text:p text:style-name="P20"/>
      <text:p text:style-name="P20">Blobs also have a <text:span text:style-name="T1">rarity</text:span> value to them, the more rare a blob is the more activated genes they may have. 2 for common blobs, 3 for rare blobs, 4 for epic blobs, and 5 for legendary blobs. Rarity of a blob is determined at random. A blob born with less than 3 genes will never be rare, and a blob born with less that 4 genes will never be epic, and so on.</text:p>
      <text:p text:style-name="P20"/>
      <text:p text:style-name="P21">All blobs initially start out as the generic “Blob” <text:span text:style-name="T1">species</text:span>. New species genes may be unlocked through the store as the game progresses. Once unlocked, the player may purchase new species genes and add them as potential genes to blobs. Only one species gene may be applied to a blob. Different species will posses unique appearances to differentiate them from each other as well as starting bonus stats for the blob.</text:p>
      <text:p text:style-name="P21"/>
      <text:p text:style-name="P22">Blobs need to mature before they can breed. Blobs will reach adulthood once they have been on 3 missions. This will allow the player to carefully choose which blobs are worth investing in and which need to be sold. Blobs that reach adulthood are given random names. Blobs will reach that status of Elder once they have been on 100 missions. Elder blobs can be sent to the Elder Hall, the more elders in there, the more passive bonuses get applied to all blobs across the board. for example you may need 10 elders to increase attacks of all blobs by 1%, and 20 elders to increase all armor of blobs by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ce style:name="Courier New" svg:font-family="'Courier New', Courier, monospace"/>
    <style:font-face style:name="Helvetica" svg:font-family="Helvetica"/>
    <style:font-face style:name="OpenSymbol" svg:font-family="OpenSymbol"/>
    <style:font-face style:name="Arial2" svg:font-family="Arial" style:font-family-generic="swiss"/>
    <style:font-face style:name="Helvetica1" svg:font-family="Helvetica" style:font-family-generic="swiss"/>
    <style:font-face style:name="Cambria1"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ce McDonnell</meta:initial-creator>
    <meta:creation-date>2016-04-19T12:26:30.60</meta:creation-date>
    <dc:date>2016-04-19T17:10:43.26</dc:date>
    <dc:creator>Vince McDonnell</dc:creator>
    <meta:editing-duration>PT2H39M11S</meta:editing-duration>
    <meta:editing-cycles>3</meta:editing-cycles>
    <meta:generator>OpenOffice/4.1.1$Win32 OpenOffice.org_project/411m6$Build-9775</meta:generator>
    <meta:document-statistic meta:table-count="2" meta:image-count="0" meta:object-count="0" meta:page-count="13" meta:paragraph-count="135" meta:word-count="1966" meta:character-count="10964"/>
  </office:meta>
</office:document-meta>
</file>